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t's assume that you want to install olex2 to ~/olex folder:</text:p>
      <text:p text:style-name="Standard"/>
      <text:p text:style-name="Standard">wxWidgets 2.8.7 (<text:a xlink:type="simple" xlink:href="http://wxwidgets.org/">http://wxwidgets.org</text:a>, download wxGTK):</text:p>
      <text:p text:style-name="Standard">./configure --with-gtk --enable-odcombobox --enable-unicode --enable-tooltips --with-opengl <text:span text:style-name="T1">--prefix ~/olex</text:span></text:p>
      <text:p text:style-name="Standard">make</text:p>
      <text:p text:style-name="Standard">make install</text:p>
      <text:p text:style-name="Standard"/>
      <text:p text:style-name="Standard">Python 2.5.2 (<text:a xlink:type="simple" xlink:href="http://www.python.org/">http://www.python.org</text:a>)</text:p>
      <text:p text:style-name="Standard">./configure --enable-shared <text:span text:style-name="T1">--prefix ~/olex</text:span></text:p>
      <text:p text:style-name="Standard">make</text:p>
      <text:p text:style-name="Standard">make install </text:p>
      <text:p text:style-name="Standard"/>
      <text:p text:style-name="Standard">PIL (<text:a xlink:type="simple" xlink:href="http://www.pythonware.com/products/pil/">http://www.pythonware.com/products/pil</text:a>)</text:p>
      <text:p text:style-name="Standard"><text:span text:style-name="T1">~/olex</text:span>/bin/python setup.py install </text:p>
      <text:p text:style-name="Standard"/>
      <text:p text:style-name="Standard">download olex source using SVN:</text:p>
      <text:p text:style-name="Standard">change folder to where you want to keep olex2 svn (<text:span text:style-name="T1">svn_dir</text:span>)</text:p>
      <text:p text:style-name="Standard">run:</text:p>
      <text:p text:style-name="Standard">svn co <text:a xlink:type="simple" xlink:href="http://dimas.dur.ac.uk/repos/olex_src/v1.1u/"><text:span text:style-name="Teletype">https://olex2.svn.sourceforge.net/svnroot/olex2</text:span></text:a><text:a xlink:type="simple" xlink:href="http://dimas.dur.ac.uk/repos/olex_src/v1.1u/"> </text:a></text:p>
      <text:p text:style-name="Standard"/>
      <text:p text:style-name="Standard">change folder to <text:span text:style-name="T1">svn_dir</text:span>/olex2/trunk/build/linux</text:p>
      <text:p text:style-name="Standard">modify the “paths” file, so that <text:span text:style-name="T2">bin_dir</text:span> points to the prefix of the compiled libraries. If wxGTK and or python is already installed on the system, modify the 'export' instructions (if both are installed, just comment them out)</text:p>
      <text:p text:style-name="Standard"/>
      <text:p text:style-name="Standard">chmod +x compile link</text:p>
      <text:p text:style-name="Standard">run:</text:p>
      <text:p text:style-name="Standard">./compile</text:p>
      <text:p text:style-name="Standard"/>
      <text:p text:style-name="Standard">Please modify the 'link' file if required (say update from a zip file, not a web repository; update intervals, etc)</text:p>
      <text:p text:style-name="Standard"/>
      <text:p text:style-name="Standard">./link</text:p>
      <text:p text:style-name="Standard"/>
      <text:p text:style-name="Standard">this will create <text:span text:style-name="T1">~/olex</text:span>/exe folder and place executables into it</text:p>
      <text:p text:style-name="Standard">link will also create the 'startup' file in ~/olex/exe</text:p>
      <text:p text:style-name="Standard">startup automatically sets path for LD, runs updater and the Olex2. On the first run, if everything set correct (repository and proxy [if any] for the http update), it will fetch all files necessary to run Olex2.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Oleg Dolomanov</meta:initial-creator>
    <meta:creation-date>2008-05-18T13:35:41</meta:creation-date>
    <dc:date>2009-01-23T16:01:20.95</dc:date>
    <dc:language>en-US</dc:language>
    <meta:editing-cycles>9</meta:editing-cycles>
    <meta:editing-duration>PT07H46M16S</meta:editing-duration>
    <meta:document-statistic meta:table-count="0" meta:image-count="0" meta:object-count="0" meta:page-count="1" meta:paragraph-count="25" meta:word-count="196" meta:character-count="1324"/>
    <dc:creator>Oleg Dolomanov</dc:creator>
    <meta:user-defined meta:name="Info 1"/>
    <meta:user-defined meta:name="Info 2"/>
    <meta:user-defined meta:name="Info 3"/>
    <meta:user-defined meta:name="Info 4"/>
  </office:meta>
</office:document-meta>
</file>